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966b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66b" officeooo:paragraph-rsid="001a966b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2135" officeooo:paragraph-rsid="001b213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5392"/>
    </style:style>
    <style:style style:name="T6" style:family="text">
      <style:text-properties officeooo:rsid="001a9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6th</text:span> of <text:span text:style-name="T5">July</text:span> 202<text:span text:style-name="T5">2</text:span> under the <text:span text:style-name="T5">21st</text:span> PA Meeting.</text:p>
      <text:p text:style-name="P1"/>
      <text:p text:style-name="P1">The Assembly, recognising the current situation,</text:p>
      <text:p text:style-name="P1"/>
      <text:p text:style-name="P4">Constitutes the need to turn off the gamerule keepinventory and repeal motion M18-2. This because <text:s/>it makes the game way too easy and changes gameplay styles, bosses can be defeated easily be setting your spawn point near to them.</text:p>
      <text:p text:style-name="P1"/>
      <text:p text:style-name="P1">And proceeds.</text:p>
      <text:p text:style-name="P1"/>
      <text:p text:style-name="P1">Signed by,</text:p>
      <text:p text:style-name="P5">Solar_Porpoise</text:p>
      <text:p text:style-name="P5">eldegron</text:p>
      <text:p text:style-name="P1"/>
      <text:p text:style-name="P1"/>
      <text:p text:style-name="P1"/>
      <text:p text:style-name="Standard"><text:span text:style-name="T1">[</text:span><text:span text:style-name="T2">Motion 21-3: To repeal M18-2 (Keep inventory on)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1:26:27.154549873</dc:date>
    <meta:editing-duration>PT2M28S</meta:editing-duration>
    <meta:editing-cycles>7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8" meta:word-count="74" meta:character-count="457" meta:non-whitespace-character-count="390"/>
  </office:meta>
</office:document-meta>
</file>